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horndale AMT" svg:font-family="'Thorndale AMT'"/>
    <style:font-face style:name="Times New Roman1" svg:font-family="'Times New Roman'"/>
    <style:font-face style:name="TimesNewRoman" svg:font-family="TimesNewRoman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a1" style:family="table">
      <style:table-properties style:width="8.592cm" fo:margin-left="4.387cm" fo:margin-right="4.02cm" table:align="margins"/>
    </style:style>
    <style:style style:name="Tabla1.A" style:family="table-column">
      <style:table-column-properties style:column-width="2.783cm" style:rel-column-width="21231*"/>
    </style:style>
    <style:style style:name="Tabla1.B" style:family="table-column">
      <style:table-column-properties style:column-width="5.808cm" style:rel-column-width="44304*"/>
    </style:style>
    <style:style style:name="Tabla1.A1" style:family="table-cell">
      <style:table-cell-properties fo:background-color="#ccccff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2" style:family="paragraph" style:parent-style-name="Table_20_Contents">
      <style:paragraph-properties fo:margin-left="0.005cm" fo:margin-right="-1.074cm" fo:text-align="start" style:justify-single-word="false" fo:text-indent="0cm" style:auto-text-indent="false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text-properties fo:color="#000000" fo:font-size="11pt" style:font-size-asian="11pt" style:font-size-complex="11pt"/>
    </style:style>
    <style:style style:name="P6" style:family="paragraph" style:parent-style-name="Standard">
      <style:text-properties style:use-window-font-color="true" style:font-name="TimesNewRoman" fo:font-size="12pt" style:font-name-asian="TimesNewRoman" style:font-size-asian="12pt" style:font-name-complex="TimesNewRoman" style:font-size-complex="12pt"/>
    </style:style>
    <style:style style:name="P7" style:family="paragraph" style:parent-style-name="Standard">
      <style:text-properties style:use-window-font-color="true" style:font-name="Times New Roman" fo:font-size="10pt" style:font-name-asian="Courier" style:font-size-asian="10pt" style:font-name-complex="Courier" style:font-size-complex="10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Times New Roman1" fo:font-size="12pt"/>
    </style:style>
    <style:style style:name="P14" style:family="paragraph" style:parent-style-name="Text_20_body">
      <style:paragraph-properties fo:margin-left="0cm" fo:margin-right="0cm" fo:margin-top="0cm" fo:margin-bottom="0.199cm" fo:orphans="2" fo:widows="2" fo:text-indent="0cm" style:auto-text-indent="false"/>
      <style:text-properties fo:font-variant="normal" fo:text-transform="none" fo:color="#000000" style:font-name="Times New Roman1" fo:font-size="11pt" fo:font-style="normal" fo:font-weight="bold" style:font-name-asian="TimesNewRoman" style:font-size-asian="11pt" style:font-name-complex="TimesNewRoman" style:font-size-complex="11pt"/>
    </style:style>
    <style:style style:name="P15" style:family="paragraph" style:parent-style-name="Text_20_body">
      <style:paragraph-properties fo:margin-left="0cm" fo:margin-right="0cm" fo:margin-top="0cm" fo:margin-bottom="0.199cm" fo:text-indent="0cm" style:auto-text-indent="false"/>
      <style:text-properties fo:font-variant="normal" fo:text-transform="none" fo:color="#000000" style:font-name="Times New Roman1" fo:font-size="11pt" fo:font-style="normal" fo:font-weight="bold" style:font-size-asian="11pt" style:font-size-complex="11pt"/>
    </style:style>
    <style:style style:name="P16" style:family="paragraph" style:parent-style-name="Text_20_body">
      <style:paragraph-properties fo:margin-left="0cm" fo:margin-right="0cm" fo:margin-top="0cm" fo:margin-bottom="0.199cm" fo:text-indent="0cm" style:auto-text-indent="false"/>
      <style:text-properties fo:font-variant="normal" fo:text-transform="none" fo:color="#ff0000" style:font-name="Times New Roman1" fo:font-size="11pt" fo:font-style="normal" fo:font-weight="bold" style:font-size-asian="11pt" style:font-size-complex="11pt"/>
    </style:style>
    <style:style style:name="P17" style:family="paragraph" style:parent-style-name="Text_20_body">
      <style:paragraph-properties fo:margin-left="1.221cm" fo:margin-right="0cm" fo:margin-top="0cm" fo:margin-bottom="0.199cm" fo:text-indent="0cm" style:auto-text-indent="false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P18" style:family="paragraph" style:parent-style-name="Text_20_body">
      <style:paragraph-properties fo:margin-left="1.221cm" fo:margin-right="0cm" fo:margin-top="0cm" fo:margin-bottom="0.199cm" fo:text-indent="0cm" style:auto-text-indent="false"/>
      <style:text-properties style:font-name="Times New Roman1" fo:font-size="11pt" style:font-size-asian="11pt" style:font-size-complex="11pt"/>
    </style:style>
    <style:style style:name="P19" style:family="paragraph" style:parent-style-name="Standard" style:list-style-name="L1">
      <style:text-properties fo:color="#000000" fo:font-size="11pt" style:font-size-asian="11pt" style:font-size-complex="11pt"/>
    </style:style>
    <style:style style:name="P20" style:family="paragraph" style:parent-style-name="Standard" style:list-style-name="L2">
      <style:text-properties fo:color="#000000" fo:font-size="11pt" style:font-size-asian="11pt" style:font-size-complex="11pt"/>
    </style:style>
    <style:style style:name="P21" style:family="paragraph" style:parent-style-name="Standard" style:list-style-name="L3">
      <style:text-properties fo:color="#000000" fo:font-size="11pt" style:font-size-asian="11pt" style:font-size-complex="11pt"/>
    </style:style>
    <style:style style:name="P22" style:family="paragraph" style:parent-style-name="Standard" style:list-style-name="L4">
      <style:text-properties fo:color="#000000" fo:font-size="11pt" style:font-size-asian="11pt" style:font-size-complex="11pt"/>
    </style:style>
    <style:style style:name="P23" style:family="paragraph" style:parent-style-name="Standard">
      <style:text-properties style:use-window-font-color="true" style:font-name="Times New Roman" fo:font-size="10pt" style:font-name-asian="Courier" style:font-size-asian="10pt" style:font-name-complex="Courier" style:font-size-complex="10pt"/>
    </style:style>
    <style:style style:name="P24" style:family="paragraph" style:parent-style-name="Standard">
      <style:text-properties style:use-window-font-color="true" style:font-name="Times New Roman"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P25" style:family="paragraph" style:parent-style-name="Standard">
      <style:text-properties style:use-window-font-color="true" style:font-name="Times New Roman" fo:font-size="10pt" fo:font-weight="normal" style:font-name-asian="Courier" style:font-size-asian="10pt" style:font-weight-asian="normal" style:font-name-complex="Courier" style:font-size-complex="10pt" style:font-weight-complex="normal"/>
    </style:style>
    <style:style style:name="P26" style:family="paragraph" style:parent-style-name="Text_20_body">
      <style:paragraph-properties fo:margin-left="0cm" fo:margin-right="0cm" fo:margin-top="0cm" fo:margin-bottom="0.199cm" fo:text-indent="0cm" style:auto-text-indent="false"/>
      <style:text-properties fo:font-variant="normal" fo:text-transform="none" fo:color="#000000" style:font-name="Times New Roman1" fo:font-size="11pt" fo:font-style="normal" fo:font-weight="bold" style:font-size-asian="11pt" style:font-size-complex="11pt"/>
    </style:style>
    <style:style style:name="P27" style:family="paragraph" style:parent-style-name="Text_20_body">
      <style:paragraph-properties fo:margin-left="1.221cm" fo:margin-right="0cm" fo:margin-top="0cm" fo:margin-bottom="0.199cm" fo:text-indent="0cm" style:auto-text-indent="false"/>
      <style:text-properties fo:font-variant="normal" fo:text-transform="none" fo:color="#000000" style:font-name="Times New Roman1" fo:font-size="11pt" fo:font-style="normal" fo:font-weight="normal" style:font-size-asian="11pt" style:font-size-complex="11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6" style:family="text">
      <style:text-properties fo:color="#0000ff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3. Estructura y construcción de la tabla de símbolos</text:span><text:span text:style-name="T2"> </text:span></text:p>
      <text:p text:style-name="P4">Deberá contemplarse tanto los aspectos necesarios para comprobar las restricciones contextuales, como los necesarios para llevar a cabo la traducción.</text:p>
      <text:p text:style-name="P4"/>
      <text:p text:style-name="P5">Nuestro lenguaje no está estructurado en bloques, por tanto no nos es necesario una gestión de ámbitos para controlar si en un determinado momento una variable esta disponible o no, ya que todas las variables se declaran al inicio del programa y con accesibles en todas las linesa hasta el fin del programa. Por este motivo hemos utilizado una única tabla de simbolos.</text:p>
      <text:p text:style-name="P5"/>
      <text:p text:style-name="P5">La informacion que necesitamos almacenar es la siguiente:</text:p>
      <text:list xml:id="list1558894327" text:style-name="L1">
        <text:list-item>
          <text:list>
            <text:list-item>
              <text:list>
                <text:list-item>
                  <text:p text:style-name="P19">El símbolo que identifica la variable</text:p>
                </text:list-item>
                <text:list-item>
                  <text:p text:style-name="P19">Una colección de propiedades asociadas a la variable, como pueden ser el tipo o la direccion de memoria.</text:p>
                </text:list-item>
              </text:list>
            </text:list-item>
          </text:list>
        </text:list-item>
      </text:list>
      <text:p text:style-name="P6"/>
      <text:p text:style-name="P6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table:number-columns-spanned="2" office:value-type="string">
              <text:p text:style-name="P1">Tabla de Símbolos</text:p>
            </table:table-cell>
            <table:covered-table-cell/>
          </table:table-row>
        </table:table-header-rows>
        <table:table-row>
          <table:table-cell table:style-name="Tabla1.A2" office:value-type="string">
            <text:p text:style-name="P2">“edad”</text:p>
          </table:table-cell>
          <table:table-cell table:style-name="Tabla1.B2" office:value-type="string">
            <text:p text:style-name="P13">&lt;dir:100,tipo:entero&gt;</text:p>
          </table:table-cell>
        </table:table-row>
        <table:table-row>
          <table:table-cell table:style-name="Tabla1.A2" office:value-type="string">
            <text:p text:style-name="Table_20_Contents">“dni”</text:p>
          </table:table-cell>
          <table:table-cell table:style-name="Tabla1.B2" office:value-type="string">
            <text:p text:style-name="P13">&lt;dir:101,tipo:entero&gt;</text:p>
          </table:table-cell>
        </table:table-row>
        <table:table-row>
          <table:table-cell table:style-name="Tabla1.A2" office:value-type="string">
            <text:p text:style-name="Table_20_Contents">…</text:p>
          </table:table-cell>
          <table:table-cell table:style-name="Tabla1.B2" office:value-type="string">
            <text:p text:style-name="Table_20_Contents">...</text:p>
          </table:table-cell>
        </table:table-row>
      </table:table>
      <text:p text:style-name="P4"/>
      <text:p text:style-name="P4"/>
      <text:p text:style-name="P8"/>
      <text:p text:style-name="Standard"><text:span text:style-name="T3">3.1. Estructura de la tabla de símbolos</text:span><text:span text:style-name="T1"> </text:span></text:p>
      <text:p text:style-name="P4">Descripción de las operaciones de la tabla de símbolos definiendo la cabecera de dichas operaciones, así como describiendo informalmente su cometido, incluyendo el propósito de cada uno de sus parámetros.</text:p>
      <text:p text:style-name="P4"/>
      <text:p text:style-name="P14">creaTS():TS</text:p>
      <text:p text:style-name="P17">El resultado es una TS vacía</text:p>
      <text:p text:style-name="P15">inserta(ts:TS, id:String, ps: Propiedades):TS</text:p>
      <text:p text:style-name="P17">El resultado es la TS resultante de añadir id y sus propiedades ps a ts</text:p>
      <text:p text:style-name="P15">existe(ts: TS, id:String):Boolean</text:p>
      <text:p text:style-name="P27">El resultado es true si id aparece en ts, false en caso contrario</text:p>
      <text:p text:style-name="P15">getDir(ts:TS id:String):Natural</text:p>
      <text:p text:style-name="P15"><text:tab/>El valor de la propiedad “direccion” del atributo</text:p>
      <text:p text:style-name="P15">getTipo(ts:TS id:String):Tipo</text:p>
      <text:p text:style-name="P15"><text:tab/>Devuelve el valor de la propiedad “tipo” del atributo.</text:p>
      <text:p text:style-name="P18"/>
      <text:p text:style-name="Standard"><text:span text:style-name="T3">3.2. Construcción de la tabla de símbolos</text:span><text:span text:style-name="T1"> </text:span></text:p>
      <text:p text:style-name="P4">Formalización de la construcción de la tabla de símbolos mediante una gramática de atributos.</text:p>
      <text:p text:style-name="P9"/>
      <text:p text:style-name="Standard"><text:span text:style-name="T4">3.2.1 Funciones semánticas</text:span><text:span text:style-name="T5"> </text:span></text:p>
      <text:p text:style-name="P4">Descripción, si procede, de las funciones semánticas adicionales utilizadas en la especificación. Para cada función debe indicarse explícitamente su cabecera, así como informalmente su cometido, incluyendo el propósito de cada uno de sus parámetros. </text:p>
      <text:p text:style-name="P4"/>
      <text:p text:style-name="Standard"><text:span text:style-name="T6">Esta sección puede dejarse vacía si no se van a usar funciones semánticas adicionales.</text:span><text:span text:style-name="T3"> <text:s text:c="3"/></text:span></text:p>
      <text:p text:style-name="P10"><text:soft-page-break/></text:p>
      <text:p text:style-name="Standard"><text:span text:style-name="T4">3.2.2 Atributos semánticos</text:span><text:span text:style-name="T1"> </text:span></text:p>
      <text:p text:style-name="P4">Para cada categoría sintáctica relevante en este procesamiento deben enumerarse sus atributos semánticos, indicando si son heredados o sintetizados, y describiendo informalmente su propósito.</text:p>
      <text:p text:style-name="P5"/>
      <text:p text:style-name="P5">Categoría Programa:</text:p>
      <text:list xml:id="list140137467" text:style-name="L2">
        <text:list-item>
          <text:p text:style-name="P20">ts: sintetizado. Representa la tabla de símbolos del programa.</text:p>
        </text:list-item>
      </text:list>
      <text:p text:style-name="P5">Categoría Declaraciones:</text:p>
      <text:list xml:id="list247541597" text:style-name="L3">
        <text:list-item>
          <text:p text:style-name="P21">ts: sintetizado. Representa la tabla de símbolos del programa.</text:p>
        </text:list-item>
      </text:list>
      <text:p text:style-name="P5">Categoría Declaración:</text:p>
      <text:list xml:id="list883075487" text:style-name="L4">
        <text:list-item>
          <text:p text:style-name="P22">tipo: sintetizado. Indica <text:s/>el tipo con el que se declara la variable.</text:p>
        </text:list-item>
        <text:list-item>
          <text:p text:style-name="P22">id: sintetizado. Indica el id de la entrada de la tabla de símbolos.</text:p>
        </text:list-item>
      </text:list>
      <text:p text:style-name="P8"/>
      <text:p text:style-name="Standard"><text:span text:style-name="T4">3.2.3 Gramática de atributos</text:span><text:span text:style-name="T1"> </text:span></text:p>
      <text:p text:style-name="P4">Gramática de atributos que formaliza la construcción de la tabla de símbolos.</text:p>
      <text:p text:style-name="P11"/>
      <text:p text:style-name="P12">Programa → Declaraciones &amp; Instrucciones</text:p>
      <text:p text:style-name="P12"><text:tab/><text:span text:style-name="T7">Programa.ts = Declaraciones.ts</text:span></text:p>
      <text:p text:style-name="P12">Declaraciones → Declaracion ; Declaraciones</text:p>
      <text:p text:style-name="P11"><text:tab/>Declaraciones0.ts = inserta(Declaraciones1.ts, Declaracion.id, &lt;tipo:Declaracion.tipo&gt;)</text:p>
      <text:p text:style-name="P12">Declaraciones → Declaracion</text:p>
      <text:p text:style-name="P12"><text:tab/><text:span text:style-name="T7">Declaraciones.ts = inserta(creaTS(), Declaracion.id, &lt;tipo:Declaracion.tipo&gt;)</text:span></text:p>
      <text:p text:style-name="P12">Declaracion → id : Tipo</text:p>
      <text:p text:style-name="P7"><text:tab/>Declaracion.id = id.lex</text:p>
      <text:p text:style-name="P7"><text:tab/>Declaracion.tipo = Tipo.tipo</text:p>
      <text:p text:style-name="P24">Tipo → Boolean</text:p>
      <text:p text:style-name="P25"><text:tab/>Tipo.tipo = boolean</text:p>
      <text:p text:style-name="P24">Tipo → character</text:p>
      <text:p text:style-name="P25"><text:tab/>Tipo.tipo = character</text:p>
      <text:p text:style-name="P24">Tipo → Float</text:p>
      <text:p text:style-name="P25"><text:tab/>Tipo.tipo = float</text:p>
      <text:p text:style-name="P24">Tipo → Natural</text:p>
      <text:p text:style-name="P25"><text:tab/>Tipo.tipo = natural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horndale AMT" svg:font-family="'Thorndale AMT'"/>
    <style:font-face style:name="Times New Roman1" svg:font-family="'Times New Roman'"/>
    <style:font-face style:name="TimesNewRoman" svg:font-family="TimesNewRoman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9T15:29:13</meta:creation-date>
    <dc:date>2010-01-22T15:44:27</dc:date>
    <dc:creator>Hector </dc:creator>
    <meta:editing-duration>PT00H06M53S</meta:editing-duration>
    <meta:editing-cycles>2</meta:editing-cycles>
    <meta:generator>OpenOffice.org/3.1$Linux OpenOffice.org_project/310m21$Build-9319</meta:generator>
    <meta:document-statistic meta:table-count="1" meta:image-count="0" meta:object-count="0" meta:page-count="2" meta:paragraph-count="58" meta:word-count="468" meta:character-count="3184"/>
  </office:meta>
</office:document-meta>
</file>